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2948" officeooo:paragraph-rsid="000e2948"/>
    </style:style>
    <style:style style:name="P2" style:family="paragraph" style:parent-style-name="Standard">
      <style:text-properties officeooo:rsid="000e2948" officeooo:paragraph-rsid="000e2948"/>
    </style:style>
    <style:style style:name="T1" style:family="text">
      <style:text-properties officeooo:rsid="00103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t so<text:span text:style-name="T1">ns</text:span></text:p>
      <text:p text:style-name="P1"/>
      <text:p text:style-name="P1"><text:a xlink:type="simple" xlink:href="https://freesound.org/people/derplayer/sounds/587195/" text:style-name="Internet_20_link" text:visited-style-name="Visited_20_Internet_20_Link">https://freesound.org/people/derplayer/sounds/587195/</text:a></text:p>
      <text:p text:style-name="P1"/>
      <text:p text:style-name="P1"><text:a xlink:type="simple" xlink:href="https://freesound.org/people/Robinhood76/sounds/342432/" text:style-name="Internet_20_link" text:visited-style-name="Visited_20_Internet_20_Link">https://freesound.org/people/Robinhood76/sounds/342432/</text:a></text:p>
      <text:p text:style-name="P1"/>
      <text:p text:style-name="P1"><text:a xlink:type="simple" xlink:href="https://freesound.org/people/RICHERlandTV/sounds/234804/" text:style-name="Internet_20_link" text:visited-style-name="Visited_20_Internet_20_Link">https://freesound.org/people/RICHERlandTV/sounds/234804/</text:a></text:p>
      <text:p text:style-name="P1"/>
      <text:p text:style-name="P1"><text:a xlink:type="simple" xlink:href="https://freesound.org/people/jliloco/sounds/364318/" text:style-name="Internet_20_link" text:visited-style-name="Visited_20_Internet_20_Link">https://freesound.org/people/jliloco/sounds/364318/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22T16:28:11.486000000</meta:creation-date>
    <dc:date>2023-07-22T17:16:06.923000000</dc:date>
    <meta:editing-duration>PT12M54S</meta:editing-duration>
    <meta:editing-cycles>5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5" meta:word-count="6" meta:character-count="224" meta:non-whitespace-character-count="223"/>
  </office:meta>
</office:document-meta>
</file>